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language="pt" fo:country="BR" fo:font-weight="bold" officeooo:rsid="001ed0e6" officeooo:paragraph-rsid="0021037a" style:font-weight-asian="bold" style:font-weight-complex="bold"/>
    </style:style>
    <style:style style:name="P2" style:family="paragraph" style:parent-style-name="Standard">
      <style:paragraph-properties fo:line-height="150%"/>
      <style:text-properties fo:language="pt" fo:country="BR" fo:font-weight="bold" officeooo:rsid="0021037a" officeooo:paragraph-rsid="0021037a" style:font-weight-asian="bold" style:font-weight-complex="bold"/>
    </style:style>
    <style:style style:name="P3" style:family="paragraph" style:parent-style-name="Standard">
      <style:paragraph-properties fo:line-height="150%"/>
      <style:text-properties fo:language="pt" fo:country="BR" fo:font-weight="bold" officeooo:rsid="0021285f" officeooo:paragraph-rsid="0021285f" style:font-weight-asian="bold" style:font-weight-complex="bold"/>
    </style:style>
    <style:style style:name="P4" style:family="paragraph" style:parent-style-name="Standard">
      <style:paragraph-properties fo:line-height="150%"/>
      <style:text-properties fo:language="pt" fo:country="BR" officeooo:rsid="0021037a" officeooo:paragraph-rsid="0021037a"/>
    </style:style>
    <style:style style:name="P5" style:family="paragraph" style:parent-style-name="Standard">
      <style:paragraph-properties fo:line-height="150%"/>
      <style:text-properties fo:language="pt" fo:country="BR" officeooo:rsid="0021037a" officeooo:paragraph-rsid="0021285f"/>
    </style:style>
    <style:style style:name="P6" style:family="paragraph" style:parent-style-name="Standard">
      <style:paragraph-properties fo:line-height="150%"/>
      <style:text-properties fo:language="pt" fo:country="BR" officeooo:rsid="0021285f" officeooo:paragraph-rsid="0021285f"/>
    </style:style>
    <style:style style:name="P7" style:family="paragraph" style:parent-style-name="Standard">
      <style:paragraph-properties fo:line-height="150%"/>
      <style:text-properties fo:language="pt" fo:country="BR" officeooo:rsid="0021285f" officeooo:paragraph-rsid="002216c6"/>
    </style:style>
    <style:style style:name="P8" style:family="paragraph" style:parent-style-name="Standard">
      <style:paragraph-properties fo:line-height="150%"/>
      <style:text-properties fo:language="pt" fo:country="BR" fo:font-style="italic" fo:font-weight="bold" officeooo:rsid="0021ec88" officeooo:paragraph-rsid="0021ec88" style:font-style-asian="italic" style:font-weight-asian="bold" style:font-style-complex="italic" style:font-weight-complex="bold"/>
    </style:style>
    <style:style style:name="P9" style:family="paragraph" style:parent-style-name="Standard">
      <style:paragraph-properties fo:line-height="150%"/>
      <style:text-properties fo:language="pt" fo:country="BR" fo:font-style="italic" fo:font-weight="bold" officeooo:rsid="002216c6" officeooo:paragraph-rsid="002216c6" style:font-style-asian="italic" style:font-weight-asian="bold" style:font-style-complex="italic" style:font-weight-complex="bold"/>
    </style:style>
    <style:style style:name="P10" style:family="paragraph" style:parent-style-name="Standard">
      <style:paragraph-properties fo:line-height="150%"/>
      <style:text-properties fo:language="pt" fo:country="BR" fo:font-style="italic" fo:font-weight="bold" officeooo:rsid="0023efbd" officeooo:paragraph-rsid="0023efbd" style:font-style-asian="italic" style:font-weight-asian="bold" style:font-style-complex="italic" style:font-weight-complex="bold"/>
    </style:style>
    <style:style style:name="P11" style:family="paragraph" style:parent-style-name="Standard">
      <style:paragraph-properties fo:line-height="150%"/>
      <style:text-properties fo:language="pt" fo:country="BR" fo:font-style="italic" fo:font-weight="bold" officeooo:rsid="002414fe" officeooo:paragraph-rsid="002414fe" style:font-style-asian="italic" style:font-weight-asian="bold" style:font-style-complex="italic" style:font-weight-complex="bold"/>
    </style:style>
    <style:style style:name="P12" style:family="paragraph" style:parent-style-name="Standard">
      <style:paragraph-properties fo:line-height="150%"/>
      <style:text-properties fo:language="pt" fo:country="BR" fo:font-style="italic" fo:font-weight="bold" officeooo:rsid="00256692" officeooo:paragraph-rsid="00256692" style:font-style-asian="italic" style:font-weight-asian="bold" style:font-style-complex="italic" style:font-weight-complex="bold"/>
    </style:style>
    <style:style style:name="P13" style:family="paragraph" style:parent-style-name="Standard">
      <style:paragraph-properties fo:line-height="150%"/>
      <style:text-properties fo:language="pt" fo:country="BR" fo:font-style="italic" fo:font-weight="bold" officeooo:rsid="0026718e" officeooo:paragraph-rsid="0026718e" style:font-style-asian="italic" style:font-weight-asian="bold" style:font-style-complex="italic" style:font-weight-complex="bold"/>
    </style:style>
    <style:style style:name="P14" style:family="paragraph" style:parent-style-name="Standard">
      <style:paragraph-properties fo:line-height="150%"/>
      <style:text-properties fo:language="pt" fo:country="BR" fo:font-style="italic" fo:font-weight="bold" officeooo:rsid="00282194" officeooo:paragraph-rsid="00282194" style:font-style-asian="italic" style:font-weight-asian="bold" style:font-style-complex="italic" style:font-weight-complex="bold"/>
    </style:style>
    <style:style style:name="P15" style:family="paragraph" style:parent-style-name="Standard">
      <style:paragraph-properties fo:line-height="150%"/>
      <style:text-properties fo:language="pt" fo:country="BR" fo:font-style="italic" fo:font-weight="bold" officeooo:rsid="00298ca8" officeooo:paragraph-rsid="00298ca8" style:font-style-asian="italic" style:font-weight-asian="bold" style:font-style-complex="italic" style:font-weight-complex="bold"/>
    </style:style>
    <style:style style:name="P16" style:family="paragraph" style:parent-style-name="Standard">
      <style:paragraph-properties fo:line-height="150%"/>
      <style:text-properties fo:language="pt" fo:country="BR" fo:font-style="italic" fo:font-weight="bold" officeooo:rsid="002afa3f" officeooo:paragraph-rsid="002afa3f" style:font-style-asian="italic" style:font-weight-asian="bold" style:font-style-complex="italic" style:font-weight-complex="bold"/>
    </style:style>
    <style:style style:name="P17" style:family="paragraph" style:parent-style-name="Standard">
      <style:paragraph-properties fo:line-height="150%"/>
      <style:text-properties fo:language="pt" fo:country="BR" fo:font-style="italic" fo:font-weight="bold" officeooo:rsid="002cf35b" officeooo:paragraph-rsid="002cf35b" style:font-style-asian="italic" style:font-weight-asian="bold" style:font-style-complex="italic" style:font-weight-complex="bold"/>
    </style:style>
    <style:style style:name="P18" style:family="paragraph" style:parent-style-name="Standard">
      <style:paragraph-properties fo:line-height="150%"/>
      <style:text-properties fo:language="pt" fo:country="BR" fo:font-style="italic" fo:font-weight="bold" officeooo:rsid="002d5f77" officeooo:paragraph-rsid="002d5f77" style:font-style-asian="italic" style:font-weight-asian="bold" style:font-style-complex="italic" style:font-weight-complex="bold"/>
    </style:style>
    <style:style style:name="P19" style:family="paragraph" style:parent-style-name="Standard">
      <style:paragraph-properties fo:line-height="150%"/>
      <style:text-properties fo:language="pt" fo:country="BR" fo:font-style="italic" fo:font-weight="bold" officeooo:rsid="002e7849" officeooo:paragraph-rsid="002e7849" style:font-style-asian="italic" style:font-weight-asian="bold" style:font-style-complex="italic" style:font-weight-complex="bold"/>
    </style:style>
    <style:style style:name="P20" style:family="paragraph" style:parent-style-name="Standard">
      <style:paragraph-properties fo:line-height="150%"/>
      <style:text-properties fo:language="pt" fo:country="BR" fo:font-style="italic" fo:font-weight="bold" officeooo:rsid="002ee3b1" officeooo:paragraph-rsid="002ee3b1" style:font-style-asian="italic" style:font-weight-asian="bold" style:font-style-complex="italic" style:font-weight-complex="bold"/>
    </style:style>
    <style:style style:name="P21" style:family="paragraph" style:parent-style-name="Standard">
      <style:paragraph-properties fo:line-height="150%"/>
      <style:text-properties fo:language="pt" fo:country="BR"/>
    </style:style>
    <style:style style:name="P22" style:family="paragraph" style:parent-style-name="Standard">
      <style:paragraph-properties fo:line-height="150%"/>
      <style:text-properties fo:language="pt" fo:country="BR" officeooo:paragraph-rsid="0021037a"/>
    </style:style>
    <style:style style:name="T1" style:family="text">
      <style:text-properties fo:font-weight="bold" style:font-weight-asian="bold" style:font-weight-complex="bold"/>
    </style:style>
    <style:style style:name="T2" style:family="text">
      <style:text-properties officeooo:rsid="0021285f"/>
    </style:style>
    <style:style style:name="T3" style:family="text">
      <style:text-properties fo:font-weight="normal" style:font-weight-asian="normal" style:font-weight-complex="normal"/>
    </style:style>
    <style:style style:name="T4" style:family="text">
      <style:text-properties fo:font-weight="normal" officeooo:rsid="0021285f" style:font-weight-asian="normal" style:font-weight-complex="normal"/>
    </style:style>
    <style:style style:name="T5" style:family="text">
      <style:text-properties fo:font-weight="normal" officeooo:rsid="00216946" style:font-weight-asian="normal" style:font-weight-complex="normal"/>
    </style:style>
    <style:style style:name="T6" style:family="text">
      <style:text-properties fo:font-weight="normal" officeooo:rsid="0021b89f" style:font-weight-asian="normal" style:font-weight-complex="normal"/>
    </style:style>
    <style:style style:name="T7" style:family="text">
      <style:text-properties officeooo:rsid="00216946"/>
    </style:style>
    <style:style style:name="T8" style:family="text">
      <style:text-properties officeooo:rsid="0021ec88"/>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56692"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cionário de dados</text:p>
      <text:p text:style-name="P4">Lista de entidades/<text:span text:style-name="T8">relacionamentos (em italico)</text:span>:</text:p>
      <text:p text:style-name="P6"><text:span text:style-name="T1">Hospital:</text:span> Representa um hospital no sistema. Atributos: nome_hospital (VARCHAR) é o nome do hospital, endereço: compostosto (Rua (VARCHAR), Cidade (VARCHAR), UF (CHAR(2)) é o endereço do hospital;</text:p>
      <text:p text:style-name="P8">Trabalho:<text:span text:style-name="T9"> Relaciona um funcionário ao(s) hospital(is) em que trabalha.</text:span></text:p>
      <text:p text:style-name="P7"><text:span text:style-name="T1">Funcionário</text:span>: Representação genérica de um funcionário do hospital. Atributos: nome</text:p>
      <text:p text:style-name="P7"><text:s/>(VARCHAR), salario (FLOAT), codigo (INT) é o identificador do funcionário.</text:p>
      <text:p text:style-name="P9">Integrante: <text:span text:style-name="T9">Relaciona um funcinário com a equipe cirurgica em que participa. </text:span><text:span text:style-name="T10">Todos os integrantes devem ser funcionários no hospital da equipe.</text:span></text:p>
      <text:p text:style-name="P4"><text:span text:style-name="T1">Medico</text:span>: <text:span text:style-name="T2">Especialização de funcionário representando um médico ou medica. Atributos: CRM (VARCHAR) numero de registro do médico(a), especialidade (VARCHAR). </text:span></text:p>
      <text:p text:style-name="P10">Assistencia: <text:span text:style-name="T9">Relaciona um médico com a internação de um paciente à qual está atendendo. </text:span><text:span text:style-name="T10">Restrição: um médico só deve ter essa relação com pacientes internados em hospitais onde trabalha.</text:span></text:p>
      <text:p text:style-name="P11">Prescreve: <text:span text:style-name="T9">Relaciona um médico com as preicrições que assinou.</text:span></text:p>
      <text:p text:style-name="P5"><text:span text:style-name="T1">Enfermeira</text:span>: <text:span text:style-name="T2">Especialização de funcionário representando um enfermeiro ou enfermeira. Atributos: COREN (VARCHAR) número de registro do enfermeiro(a) , especialidade (VARCHAR). </text:span></text:p>
      <text:p text:style-name="P11">Administra: <text:span text:style-name="T9">Relaciona um(a) enfermeira(o) com uma prescrição que está administrando (ou que administrou).</text:span></text:p>
      <text:p text:style-name="P4"><text:span text:style-name="T1">Equipe</text:span>: <text:span text:style-name="T2">Uma equipe cirurgica, é uma equipe que realiza uma cirurgia. Atributso: código (INT) idendificador da equipe; especialidade (VARCHAR).</text:span></text:p>
      <text:p text:style-name="P12">EquipeEm<text:span text:style-name="T9">: Relaciona uma equipe com o hospital onde opera.</text:span></text:p>
      <text:p text:style-name="P13">FeitaPor: <text:span text:style-name="T9">Relaciona uma equipe com as cirurgias que realizou.</text:span></text:p>
      <text:p text:style-name="P4"><text:span text:style-name="T1">Cirurgia</text:span>: <text:span text:style-name="T2">Uma cirurgia feita por uma equip em um paciente. Atributos: Tipo (VARCHAR) tipo da cirurgia, código (INT) idendificador da cirurgia, descricao (VARCHAR).</text:span></text:p>
      <text:p text:style-name="P13">CirurgiaFeita: <text:span text:style-name="T9">liga uma cirurgia a internação do paciente que foi realizado.</text:span></text:p>
      <text:p text:style-name="P2">Internacao: <text:span text:style-name="T4">Representa a internação de um paciente. </text:span><text:span text:style-name="T5">Atributos: inicio (DATE) e fim (DATE).</text:span></text:p>
      <text:p text:style-name="P14">InternadoEm: <text:span text:style-name="T9">Liga a internação com o hospital onde o paciente está internado.</text:span></text:p>
      <text:p text:style-name="P15">Internado<text:span text:style-name="T9">: relaciona uma internacao com o prontuário do paciente internado.</text:span></text:p>
      <text:p text:style-name="P2">Prontuario: <text:span text:style-name="T5">Prontuario de um paciente, abrange todas as informações médicas de um paciente. Atributos: código (INT) identificador do prontuario.</text:span></text:p>
      <text:p text:style-name="P16">Diagnostico: <text:span text:style-name="T9">relaciona o prontuario de um paciente com uma doença diagnosticada neste. Atributos: data (DATE) data do diagnostico.</text:span></text:p>
      <text:p text:style-name="P16"><text:soft-page-break/>Prescrito: <text:span text:style-name="T9">relaciona um prontuario de um paciente com uma prescrição que recebeu.</text:span></text:p>
      <text:p text:style-name="P17">Examindo: <text:span text:style-name="T9">relaciona o prontuário de um paciente com um exame que realizou.</text:span></text:p>
      <text:p text:style-name="P18">Prontuario_de: <text:span text:style-name="T9">relaciona um prontuario com o paciente à qual pertence.</text:span></text:p>
      <text:p text:style-name="P2">Doenca: <text:span text:style-name="T5">Informações sobre uma doença, classificado usando Classificacao Internacional de Doencas (CID). Atributos: cid (VARCHAR), Nome (VARCHAR).</text:span></text:p>
      <text:p text:style-name="P3">Paciente: <text:span text:style-name="T5">Informações pessoais do paciente. Atributos: nome (VARCHAR), RG (CHAR(10)), Sexo (‘M’ ou ‘F’), Idade (INT), Nacionalidade (VARCHAR)</text:span></text:p>
      <text:p text:style-name="P19">Visita: <text:span text:style-name="T9">Relaciona um paciente com uma visita que recebeu. Atributos: data (DATE) data da visita.</text:span></text:p>
      <text:p text:style-name="P3">Visita<text:span text:style-name="T7">nte</text:span>: <text:span text:style-name="T5">Visitante de um paciente. Atributos: nome (VARCHAR) e RG (CHAR(10))</text:span></text:p>
      <text:p text:style-name="P3">Exame: <text:span text:style-name="T5">Exame de um paciente. Atributos: data_hora_solicitacao (TIMESTAMP) horário de solicitacao do exame, data_hora_realizacao (TIMESTAMP) data de realização do exame, se NULL significa que o exame não foi realizado ainda, resultad (VARCHAR) descriçao do resultado do exame, imagem (VARCHAR) caminho para imagem do resultado caso seja aplicavel ao tipo de exame, Tipo (VARCHAR) nome do exame realizado.</text:span></text:p>
      <text:p text:style-name="P3">Prescricao: <text:span text:style-name="T5">Conjunto de medicamentos prescritos por um médico há um paciente em uma dada hora/data. Atributos: data_hora (TIMESTAMP) horario da prescrição.</text:span></text:p>
      <text:p text:style-name="P20">ComTratamento: <text:span text:style-name="T9">Relaciona uma prescrição com os medicamentos que foram prescritos.</text:span></text:p>
      <text:p text:style-name="P3">Medicamento: <text:span text:style-name="T6">Medicamento registrado no hospital. Nome (VARCHAR), unidade (VARCHAR) unidade de medida do medicamento.</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3:43:19.303198830</meta:creation-date>
    <dc:date>2018-12-02T16:20:03.436238099</dc:date>
    <meta:editing-duration>PT40M58S</meta:editing-duration>
    <meta:editing-cycles>19</meta:editing-cycles>
    <meta:generator>LibreOffice/6.1.3.2$Linux_X86_64 LibreOffice_project/10$Build-2</meta:generator>
    <meta:document-statistic meta:table-count="0" meta:image-count="0" meta:object-count="0" meta:page-count="2" meta:paragraph-count="33" meta:word-count="515" meta:character-count="3772" meta:non-whitespace-character-count="3287"/>
  </office:meta>
</office:document-meta>
</file>